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33deb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officeooo:rsid="000a14f6"/>
    </style:style>
    <style:style style:name="T45" style:family="text">
      <style:text-properties officeooo:rsid="005714b7"/>
    </style:style>
    <style:style style:name="T46" style:family="text">
      <style:text-properties officeooo:rsid="00880dbe"/>
    </style:style>
    <style:style style:name="T47" style:family="text">
      <style:text-properties officeooo:rsid="007c6d62"/>
    </style:style>
    <style:style style:name="T48" style:family="text">
      <style:text-properties officeooo:rsid="01e21ff5"/>
    </style:style>
    <style:style style:name="T49" style:family="text">
      <style:text-properties officeooo:rsid="0233449b"/>
    </style:style>
    <style:style style:name="T50" style:family="text">
      <style:text-properties officeooo:rsid="02317916"/>
    </style:style>
    <style:style style:name="T51" style:family="text">
      <style:text-properties officeooo:rsid="02867bcd"/>
    </style:style>
    <style:style style:name="T52" style:family="text">
      <style:text-properties officeooo:rsid="0063a409"/>
    </style:style>
    <style:style style:name="T53" style:family="text">
      <style:text-properties officeooo:rsid="034a2232"/>
    </style:style>
    <style:style style:name="T54" style:family="text">
      <style:text-properties officeooo:rsid="0387836c"/>
    </style:style>
    <style:style style:name="T55" style:family="text">
      <style:text-properties officeooo:rsid="03a5b103"/>
    </style:style>
    <style:style style:name="T56" style:family="text">
      <style:text-properties officeooo:rsid="03a5e499"/>
    </style:style>
    <style:style style:name="T57" style:family="text">
      <style:text-properties style:font-name="EB Garamond 12 All SC" fo:font-style="normal" officeooo:rsid="03ab3c01" style:font-style-asian="normal" style:font-style-complex="normal"/>
    </style:style>
    <style:style style:name="T58" style:family="text">
      <style:text-properties style:font-name="EB Garamond 12 All SC" fo:font-style="normal" officeooo:rsid="03ad0f49" style:font-style-asian="normal" style:font-style-complex="normal"/>
    </style:style>
    <style:style style:name="T59" style:family="text">
      <style:text-properties officeooo:rsid="03b4652d"/>
    </style:style>
    <style:style style:name="T60" style:family="text">
      <style:text-properties officeooo:rsid="03b75219"/>
    </style:style>
    <style:style style:name="T61" style:family="text">
      <style:text-properties officeooo:rsid="03b7a900"/>
    </style:style>
    <style:style style:name="T62" style:family="text">
      <style:text-properties officeooo:rsid="03bc49f5"/>
    </style:style>
    <style:style style:name="T63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59">Esser-</text:span>Skala, 201<text:span text:style-name="T51">8</text:span></text:p>
      <text:p text:style-name="P23"/>
      <text:p text:style-name="P23"/>
      <text:p text:style-name="P18">© 201<text:span text:style-name="T51">8</text:span> by Wolfgang <text:span text:style-name="T59">Esser-</text:span>Skala. This edition is licensed under the<text:span text:style-name="T53"><text:line-break/></text:span>Creative Commons Attribution<text:span text:style-name="T46">-NonCommercial-ShareAlike</text:span> 4.0 International License.<text:span text:style-name="T53"><text:line-break/></text:span>To view a copy of this license, visit http://creativecommons.org/licenses/by<text:span text:style-name="T47">-nc-sa</text:span>/4.0/.</text:p>
      <text:p text:style-name="P17"/>
      <text:p text:style-name="P19">Music engraving by LilyPond 2.18.0 (http://www.lilypond.org).<text:span text:style-name="T45"><text:line-break/>Front matter</text:span> typeset with EB Garamond (http://www.georgduffner.at/ebgaramond).</text:p>
      <text:p text:style-name="P23"/>
      <text:p text:style-name="P16">First <text:span text:style-name="T48">version</text:span>, <text:span text:style-name="T63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5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55">21</text:span>).</text:p>
      <text:p text:style-name="P3"/>
      <text:p text:style-name="P4">In general, this edition closely follows the <text:span text:style-name="T54">manuscript</text:span>. Any changes <text:span text:style-name="T44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6"><text:tab/></text:span><text:span text:style-name="T18"><text:line-break/></text:span><text:span text:style-name="T24">40<text:tab/>A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text:line-break/><text:line-break/></text:span><text:span text:style-name="T57">k y r i e</text:span></text:p>
      <text:p text:style-name="P6"/>
      <text:p text:style-name="P12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1"><text:span text:style-name="T20"><text:line-break/><text:line-break/></text:span><text:span text:style-name="T58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39"><text:line-break/>50<text:tab/>vl 1<text:tab/>2nd eighth in Ms: a′8</text:span><text:span text:style-name="T40"><text:line-break/>89f<text:tab/>vl 1</text:span><text:span text:style-name="T41">, 2</text:span><text:span text:style-name="T40"><text:tab/>Tremolo repeats missing in Ms.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50">wolfgang</text:span> (at) <text:span text:style-name="T49">esser-skala</text:span>.at<text:span text:style-name="T50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1">Salzburg, </text:span><text:span text:style-name="T21">November</text:span><text:span text:style-name="T11"> 201</text:span><text:span text:style-name="T12">8</text:span><text:line-break/>Wolfgang <text:span text:style-name="T59">Esser-</text:span>Skala</text:p>
      <text:p text:style-name="P28"><text:span text:style-name="T53"><text:line-break/></text:span>C O N T E N T S</text:p>
      <text:p text:style-name="P21"/>
      <text:p text:style-name="P20"/>
      <text:p text:style-name="P15">Introitus</text:p>
      <text:p text:style-name="P22"><text:tab/>1<text:span text:style-name="T56">.1</text:span><text:tab/><text:span text:style-name="T60">Requiem</text:span><text:tab/><text:span text:style-name="T62">2<text:line-break/><text:tab/>1.2<text:tab/>Te decet hymnus<text:tab/>4<text:line-break/><text:line-break/></text:span><text:span text:style-name="T3">Kyrie</text:span><text:span text:style-name="T60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61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0T18:11:14.368670927</dc:date>
    <dc:creator>Wolfgang Skala</dc:creator>
    <meta:editing-duration>P10DT18H32M24S</meta:editing-duration>
    <meta:editing-cycles>936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497" meta:character-count="2746" meta:non-whitespace-character-count="2219"/>
  </office:meta>
</office:document-meta>
</file>